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2cm"/>
    </style:style>
    <style:style style:name="gr5" style:family="graphic" style:parent-style-name="standard">
      <style:graphic-properties draw:stroke="none" svg:stroke-color="#000000" draw:fill="none" draw:fill-color="#ffffff" fo:min-height="1.292cm"/>
    </style:style>
    <style:style style:name="gr6" style:family="graphic" style:parent-style-name="standard">
      <style:graphic-properties draw:fill="solid" draw:fill-color="#c7ff47" draw:textarea-vertical-align="middle"/>
    </style:style>
    <style:style style:name="gr7" style:family="graphic" style:parent-style-name="objectwithoutfill">
      <style:graphic-properties svg:stroke-width="0.05cm" svg:stroke-color="#ff00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ff0000" draw:fill="none" draw:fill-color="#ffffff" fo:min-height="1.948cm"/>
    </style:style>
    <style:style style:name="gr9" style:family="graphic" style:parent-style-name="objectwithoutfill">
      <style:graphic-properties svg:stroke-width="0.05cm" svg:stroke-color="#ff0000" draw:marker-start="Arrow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948cm"/>
    </style:style>
    <style:style style:name="gr11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2.09cm" svg:height="9.481cm" svg:x="3.124cm" svg:y="3.16cm">
          <text:p/>
        </draw:ellipse>
        <draw:line draw:style-name="gr2" draw:text-style-name="P1" draw:layer="layout" svg:x1="6.211cm" svg:y1="3.822cm" svg:x2="9.408cm" svg:y2="7.754cm">
          <text:p/>
        </draw:line>
        <draw:line draw:style-name="gr2" draw:text-style-name="P1" draw:layer="layout" svg:x1="3.271cm" svg:y1="6.945cm" svg:x2="9.408cm" svg:y2="7.827cm">
          <text:p/>
        </draw:line>
        <draw:line draw:style-name="gr2" draw:text-style-name="P1" draw:layer="layout" svg:x1="5.549cm" svg:y1="11.612cm" svg:x2="9.408cm" svg:y2="7.754cm">
          <text:p/>
        </draw:line>
        <draw:line draw:style-name="gr2" draw:text-style-name="P1" draw:layer="layout" svg:x1="11.209cm" svg:y1="12.384cm" svg:x2="9.334cm" svg:y2="7.717cm">
          <text:p/>
        </draw:line>
        <draw:line draw:style-name="gr2" draw:text-style-name="P1" draw:layer="layout" svg:x1="15.03cm" svg:y1="9.334cm" svg:x2="9.261cm" svg:y2="7.754cm">
          <text:p/>
        </draw:line>
        <draw:line draw:style-name="gr2" draw:text-style-name="P1" draw:layer="layout" svg:x1="12.642cm" svg:y1="4.005cm" svg:x2="9.445cm" svg:y2="7.827cm">
          <text:p/>
        </draw:line>
        <draw:ellipse draw:style-name="gr3" draw:text-style-name="P1" draw:layer="layout" svg:width="9.775cm" svg:height="8.085cm" svg:x="4.226cm" svg:y="3.895cm">
          <text:p text:style-name="P1">object</text:p>
        </draw:ellipse>
        <draw:frame draw:style-name="gr4" draw:layer="layout" svg:width="3.014cm" svg:height="1.47cm" svg:x="7.644cm" svg:y="3.123cm">
          <draw:text-box>
            <text:p>method</text:p>
          </draw:text-box>
        </draw:frame>
        <draw:frame draw:style-name="gr5" draw:layer="layout" svg:width="3.051cm" svg:height="1.542cm" draw:transform="rotate (0.5235987755982) translate (11.283cm 11.338cm)">
          <draw:text-box>
            <text:p>method</text:p>
          </draw:text-box>
        </draw:frame>
        <draw:frame draw:style-name="gr5" draw:layer="layout" svg:width="3.051cm" svg:height="1.542cm" draw:transform="rotate (-1.04719755119759) translate (4.038cm 8.246cm)">
          <draw:text-box>
            <text:p>method</text:p>
          </draw:text-box>
        </draw:frame>
        <draw:ellipse draw:style-name="gr6" draw:text-style-name="P1" draw:layer="layout" svg:width="3.271cm" svg:height="1.544cm" svg:x="6.615cm" svg:y="5.218cm">
          <text:p text:style-name="P1">attribute</text:p>
        </draw:ellipse>
        <draw:ellipse draw:style-name="gr6" draw:text-style-name="P1" draw:layer="layout" svg:width="3.271cm" svg:height="1.544cm" svg:x="9.738cm" svg:y="6.209cm">
          <text:p text:style-name="P1">attribute</text:p>
        </draw:ellipse>
        <draw:ellipse draw:style-name="gr6" draw:text-style-name="P1" draw:layer="layout" svg:width="3.271cm" svg:height="1.544cm" svg:x="4.961cm" svg:y="8.267cm">
          <text:p text:style-name="P1">attribute</text:p>
        </draw:ellipse>
        <draw:path draw:style-name="gr7" draw:text-style-name="P1" draw:layer="layout" svg:width="6.035cm" svg:height="3.448cm" draw:transform="rotate (1.88146493364953) translate (12.1507629754398cm 13.2434464803452cm)" svg:viewBox="0 0 6036 3449" svg:d="m0 168c13147-1066 722 3281 722 3281">
          <text:p/>
        </draw:path>
        <draw:frame draw:style-name="gr8" draw:text-style-name="P2" draw:layer="layout" svg:width="6.027cm" svg:height="2.198cm" svg:x="1.875cm" svg:y="2.204cm">
          <draw:text-box>
            <text:p><text:span text:style-name="T1">thread of control</text:span></text:p>
          </draw:text-box>
        </draw:frame>
        <draw:ellipse draw:style-name="gr6" draw:text-style-name="P1" draw:layer="layout" svg:width="3.271cm" svg:height="1.544cm" svg:x="6.615cm" svg:y="5.217cm">
          <text:p text:style-name="P1">attribute</text:p>
        </draw:ellipse>
        <draw:path draw:style-name="gr9" draw:text-style-name="P1" draw:layer="layout" svg:width="7.32cm" svg:height="2.799cm" draw:transform="skewX (-9.08490241606314E-017) rotate (-0.568628270300831) translate (4.05695886255802cm 2.86425607289723cm)" svg:viewBox="0 0 7321 2800" svg:d="m0 2800c4231 1 8105-2385 7185-2800l-6322 330">
          <text:p/>
        </draw:path>
        <draw:frame draw:style-name="gr10" draw:text-style-name="P2" draw:layer="layout" svg:width="6.027cm" svg:height="2.198cm" svg:x="10.916cm" svg:y="13.449cm">
          <draw:text-box>
            <text:p><text:span text:style-name="T1">thread of control</text:span></text:p>
          </draw:text-box>
        </draw:frame>
        <draw:custom-shape draw:style-name="gr11" draw:text-style-name="P1" draw:layer="layout" svg:width="1.277cm" svg:height="2.834cm" svg:x="10.346cm" svg:y="3.94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k Rentz-Reichert</meta:initial-creator>
    <meta:creation-date>2013-04-11T15:22:31.59</meta:creation-date>
    <dc:date>2013-06-12T08:32:05.48</dc:date>
    <dc:creator>Henrik Rentz-Reichert</dc:creator>
    <meta:editing-duration>PT37M14S</meta:editing-duration>
    <meta:editing-cycles>4</meta:editing-cycles>
    <meta:generator>OpenOffice.org/3.4.1$Win32 OpenOffice.org_project/341m1$Build-9593</meta:generator>
    <meta:document-statistic meta:object-count="20"/>
  </office:meta>
</office:document-meta>
</file>